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Preformatted_20_Text" style:list-style-name="L2"/>
    <style:style style:name="P4" style:family="paragraph" style:parent-style-name="Preformatted_20_Text" style:list-style-name="L2">
      <style:paragraph-properties fo:margin-top="0cm" fo:margin-bottom="0.499cm" style:contextual-spacing="false" style:writing-mode="lr-tb"/>
    </style:style>
    <style:style style:name="P5" style:family="paragraph" style:parent-style-name="Standard">
      <style:paragraph-properties fo:margin-top="0cm" fo:margin-bottom="0.499cm" style: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 aws architectural diagram for below -&gt; Write a python code to download the data from below repo and store it in S3. This can be built a glue job invoke the script on demand. Then build an intelligence using Lambda functions that the file would poll the S3 bucket and once the file arrives the same would be picked up and moved to another bucket for JSON files. https://github.com/itversity/data-engineering-spark/tree/main/data/retail_db_json</text:p>
      <text:h text:style-name="Heading_20_6" text:outline-level="6">ChatGPT said:</text:h>
      <text:p text:style-name="Text_20_body">To create the AWS architectural diagram for your requirement, I'll describe the architecture components and connections in detail. After that, I'll generate the diagram.</text:p>
      <text:p text:style-name="Horizontal_20_Line"/>
      <text:h text:style-name="Heading_20_3" text:outline-level="3"><text:span text:style-name="Strong_20_Emphasis">AWS Architectural Components</text:span></text:h>
      <text:list xml:id="list2015911668" text:style-name="L1">
        <text:list-item>
          <text:p text:style-name="P6"><text:span text:style-name="Strong_20_Emphasis">Amazon S3 Buckets</text:span>:</text:p>
          <text:list>
            <text:list-item>
              <text:p text:style-name="P7"><text:span text:style-name="Strong_20_Emphasis">Source Bucket</text:span>: Stores the downloaded JSON data from the given GitHub repository.</text:p>
            </text:list-item>
            <text:list-item>
              <text:p text:style-name="P7"><text:span text:style-name="Strong_20_Emphasis">Destination Bucket</text:span>: Stores the processed JSON files.</text:p>
            </text:list-item>
          </text:list>
        </text:list-item>
        <text:list-item>
          <text:p text:style-name="P6"><text:span text:style-name="Strong_20_Emphasis">AWS Glue</text:span>:</text:p>
          <text:list>
            <text:list-item>
              <text:p text:style-name="P7"><text:span text:style-name="Strong_20_Emphasis">Glue Job</text:span>: A Python script (ETL) to download the data from the GitHub repo and store it in the <text:span text:style-name="Strong_20_Emphasis">Source Bucket</text:span>.</text:p>
            </text:list-item>
          </text:list>
        </text:list-item>
        <text:list-item>
          <text:p text:style-name="P6"><text:span text:style-name="Strong_20_Emphasis">AWS Lambda</text:span>:</text:p>
          <text:list>
            <text:list-item>
              <text:p text:style-name="P7"><text:span text:style-name="Strong_20_Emphasis">Trigger Function</text:span>: Automatically triggered by the event of a file upload in the <text:span text:style-name="Strong_20_Emphasis">Source Bucket</text:span>.</text:p>
            </text:list-item>
            <text:list-item>
              <text:p text:style-name="P7"><text:span text:style-name="Strong_20_Emphasis">Processing Logic</text:span>: Moves the newly arrived JSON files to the <text:span text:style-name="Strong_20_Emphasis">Destination Bucket</text:span>.</text:p>
            </text:list-item>
          </text:list>
        </text:list-item>
        <text:list-item>
          <text:p text:style-name="P6"><text:span text:style-name="Strong_20_Emphasis">AWS Event Notifications</text:span>:</text:p>
          <text:list>
            <text:list-item>
              <text:p text:style-name="P7"><text:span text:style-name="Strong_20_Emphasis">S3 Event Notifications</text:span>: Configured on the <text:span text:style-name="Strong_20_Emphasis">Source Bucket</text:span> to trigger the Lambda function upon file arrival.</text:p>
            </text:list-item>
          </text:list>
        </text:list-item>
        <text:list-item>
          <text:p text:style-name="P6"><text:span text:style-name="Strong_20_Emphasis">AWS IAM Roles</text:span>:</text:p>
          <text:list>
            <text:list-item>
              <text:p text:style-name="P6">Assign permissions for Glue, Lambda, and S3 buckets to interact securely.</text:p>
            </text:list-item>
          </text:list>
        </text:list-item>
      </text:list>
      <text:p text:style-name="Horizontal_20_Line"/>
      <text:p text:style-name="Text_20_body">Now, I’ll generate the AWS architectural diagram.</text:p>
      <text:p text:style-name="Text_20_body"><text:soft-page-break/><draw:frame draw:style-name="fr1" draw:name="Image1" text:anchor-type="as-char" svg:width="47.413cm" svg:height="27.093cm" draw:z-index="0"><draw:image xlink:href="https://files.oaiusercontent.com/file-VDRQT57NPysfQo4R8zKMni?se=2025-01-20T17%3A03%3A05Z&amp;sp=r&amp;sv=2024-08-04&amp;sr=b&amp;rscc=max-age%3D604800%2C%20immutable%2C%20private&amp;rscd=attachment%3B%20filename%3D7e741e99-9d3a-4523-b9ce-c1a8471f6019.webp&amp;sig=vxfMtYFcYj4xGuYIGESYIrg37xSRlZDHdpJMY1GPS9w%3D" xlink:type="simple" xlink:show="embed" xlink:actuate="onLoad"/><svg:title>An AWS architecture diagram with the following components: a source bucket labeled 'S3 Source Bucket', a destination bucket labeled 'S3 Destination Bucket', an AWS Glue service labeled 'Glue Job', and an AWS Lambda function labeled 'Lambda Function'. Arrows depict data flow: GitHub to the Glue Job, Glue Job to the Source Bucket, Source Bucket triggering the Lambda Function, and Lambda Function transferring files to the Destination Bucket. Include AWS icons for each service, a clean layout, and a professional style.</svg:title></draw:frame></text:p>
      <text:p text:style-name="Text_20_body"><text:soft-page-break/>Here is the AWS architectural diagram you requested. It illustrates the flow and components required to meet your described architecture. If you need adjustments or more details, let me know!</text:p>
      <text:h text:style-name="Heading_20_5" text:outline-level="5">You said:</text:h>
      <text:p text:style-name="Text_20_body">write terraform code for above</text:p>
      <text:h text:style-name="Heading_20_6" text:outline-level="6">ChatGPT said:</text:h>
      <text:p text:style-name="Text_20_body">Here’s the Terraform code to provision the architecture described above. This includes creating the S3 buckets, setting up AWS Glue, creating a Lambda function, and enabling S3 event notifications.</text:p>
      <text:h text:style-name="Heading_20_3" text:outline-level="3"><text:span text:style-name="Strong_20_Emphasis">Terraform Code</text:span></text:h>
      <text:p text:style-name="Preformatted_20_Text">hcl</text:p>
      <text:p text:style-name="Preformatted_20_Text">CopyEdit</text:p>
      <text:p text:style-name="P1"><text:span text:style-name="Source_20_Text"># Define the provider</text:span></text:p>
      <text:p text:style-name="P1"><text:span text:style-name="Source_20_Text">provider "aws" {</text:span></text:p>
      <text:p text:style-name="P1"><text:span text:style-name="Source_20_Text"><text:s text:c="2"/>region = "us-east-1" # Change to your preferred AWS region</text:span></text:p>
      <text:p text:style-name="P1"><text:span text:style-name="Source_20_Text">}</text:span></text:p>
      <text:p text:style-name="P1"/>
      <text:p text:style-name="P1"><text:span text:style-name="Source_20_Text"># Create S3 buckets</text:span></text:p>
      <text:p text:style-name="P1"><text:span text:style-name="Source_20_Text">resource "aws_s3_bucket" "source_bucket" {</text:span></text:p>
      <text:p text:style-name="P1"><text:span text:style-name="Source_20_Text"><text:s text:c="2"/>bucket = "source-bucket-unique-name"</text:span></text:p>
      <text:p text:style-name="P1"><text:span text:style-name="Source_20_Text"><text:s text:c="2"/>acl <text:s text:c="3"/>= "private"</text:span></text:p>
      <text:p text:style-name="P1"><text:span text:style-name="Source_20_Text">}</text:span></text:p>
      <text:p text:style-name="P1"/>
      <text:p text:style-name="P1"><text:span text:style-name="Source_20_Text">resource "aws_s3_bucket" "destination_bucket" {</text:span></text:p>
      <text:p text:style-name="P1"><text:span text:style-name="Source_20_Text"><text:s text:c="2"/>bucket = "destination-bucket-unique-name"</text:span></text:p>
      <text:p text:style-name="P1"><text:span text:style-name="Source_20_Text"><text:s text:c="2"/>acl <text:s text:c="3"/>= "private"</text:span></text:p>
      <text:p text:style-name="P1"><text:span text:style-name="Source_20_Text">}</text:span></text:p>
      <text:p text:style-name="P1"/>
      <text:p text:style-name="P1"><text:span text:style-name="Source_20_Text"># Create an IAM role for AWS Glue</text:span></text:p>
      <text:p text:style-name="P1"><text:span text:style-name="Source_20_Text">resource "aws_iam_role" "glue_role" {</text:span></text:p>
      <text:p text:style-name="P1"><text:span text:style-name="Source_20_Text"><text:s text:c="2"/>name <text:s text:c="14"/>= "glue-service-role"</text:span></text:p>
      <text:p text:style-name="P1"><text:span text:style-name="Source_20_Text"><text:s text:c="2"/>assume_role_policy = &lt;&lt;EOF</text:span></text:p>
      <text:p text:style-name="P1"><text:span text:style-name="Source_20_Text">{</text:span></text:p>
      <text:p text:style-name="P1"><text:span text:style-name="Source_20_Text"><text:s text:c="2"/>"Version": "2012-10-17",</text:span></text:p>
      <text:p text:style-name="P1"><text:span text:style-name="Source_20_Text"><text:s text:c="2"/>"Statement": [</text:span></text:p>
      <text:p text:style-name="P1"><text:span text:style-name="Source_20_Text"><text:s text:c="4"/>{</text:span></text:p>
      <text:p text:style-name="P1"><text:span text:style-name="Source_20_Text"><text:s text:c="6"/>"Action": "sts:AssumeRole",</text:span></text:p>
      <text:p text:style-name="P1"><text:span text:style-name="Source_20_Text"><text:s text:c="6"/>"Principal": {</text:span></text:p>
      <text:p text:style-name="P1"><text:span text:style-name="Source_20_Text"><text:s text:c="8"/>"Service": "glue.amazonaws.com"</text:span></text:p>
      <text:p text:style-name="P1"><text:span text:style-name="Source_20_Text"><text:s text:c="6"/>},</text:span></text:p>
      <text:p text:style-name="P1"><text:span text:style-name="Source_20_Text"><text:s text:c="6"/>"Effect": "Allow",</text:span></text:p>
      <text:p text:style-name="P1"><text:span text:style-name="Source_20_Text"><text:s text:c="6"/>"Sid": ""</text:span></text:p>
      <text:p text:style-name="P1"><text:span text:style-name="Source_20_Text"><text:s text:c="4"/>}</text:span></text:p>
      <text:p text:style-name="P1"><text:span text:style-name="Source_20_Text"><text:s text:c="2"/>]</text:span></text:p>
      <text:p text:style-name="P1"><text:span text:style-name="Source_20_Text">}</text:span></text:p>
      <text:p text:style-name="P1"><text:span text:style-name="Source_20_Text">EOF</text:span></text:p>
      <text:p text:style-name="P1"><text:span text:style-name="Source_20_Text">}</text:span></text:p>
      <text:p text:style-name="P1"/>
      <text:p text:style-name="P1"><text:span text:style-name="Source_20_Text"># Attach a policy to allow S3 access for Glue</text:span></text:p>
      <text:p text:style-name="P1"><text:span text:style-name="Source_20_Text">resource "aws_iam_policy_attachment" "glue_s3_access" {</text:span></text:p>
      <text:p text:style-name="P1"><text:span text:style-name="Source_20_Text"><text:s text:c="2"/>name <text:s text:c="6"/>= "glue-s3-access"</text:span></text:p>
      <text:p text:style-name="P1"><text:span text:style-name="Source_20_Text"><text:s text:c="2"/>roles <text:s text:c="5"/>= [aws_iam_role.glue_role.name]</text:span></text:p>
      <text:p text:style-name="P1"><text:span text:style-name="Source_20_Text"><text:s text:c="2"/>policy_arn = "arn:aws:iam::aws:policy/AmazonS3FullAccess"</text:span></text:p>
      <text:p text:style-name="P1"><text:span text:style-name="Source_20_Text">}</text:span></text:p>
      <text:p text:style-name="P1"/>
      <text:p text:style-name="P1"><text:span text:style-name="Source_20_Text"># Define a Glue Job</text:span></text:p>
      <text:p text:style-name="P1"><text:span text:style-name="Source_20_Text">resource "aws_glue_job" "download_job" {</text:span></text:p>
      <text:p text:style-name="P1"><text:span text:style-name="Source_20_Text"><text:s text:c="2"/>name <text:s text:c="4"/>= "download-data-job"</text:span></text:p>
      <text:p text:style-name="P1"><text:span text:style-name="Source_20_Text"><text:s text:c="2"/>role_arn = aws_iam_role.glue_role.arn</text:span></text:p>
      <text:p text:style-name="P1"><text:soft-page-break/></text:p>
      <text:p text:style-name="P1"><text:span text:style-name="Source_20_Text"><text:s text:c="2"/>command {</text:span></text:p>
      <text:p text:style-name="P1"><text:span text:style-name="Source_20_Text"><text:s text:c="4"/>name <text:s text:c="11"/>= "glueetl"</text:span></text:p>
      <text:p text:style-name="P1"><text:span text:style-name="Source_20_Text"><text:s text:c="4"/>script_location = "s3://path-to-your-script-bucket/glue_script.py" # Upload the Python script here</text:span></text:p>
      <text:p text:style-name="P1"><text:span text:style-name="Source_20_Text"><text:s text:c="4"/>python_version <text:s/>= "3"</text:span></text:p>
      <text:p text:style-name="P1"><text:span text:style-name="Source_20_Text"><text:s text:c="2"/>}</text:span></text:p>
      <text:p text:style-name="P1"/>
      <text:p text:style-name="P1"><text:span text:style-name="Source_20_Text"><text:s text:c="2"/>default_arguments = {</text:span></text:p>
      <text:p text:style-name="P1"><text:span text:style-name="Source_20_Text"><text:s text:c="4"/>"--job-bookmark-option" = "job-bookmark-disable"</text:span></text:p>
      <text:p text:style-name="P1"><text:span text:style-name="Source_20_Text"><text:s text:c="2"/>}</text:span></text:p>
      <text:p text:style-name="P1"><text:span text:style-name="Source_20_Text">}</text:span></text:p>
      <text:p text:style-name="P1"/>
      <text:p text:style-name="P1"><text:span text:style-name="Source_20_Text"># Create an IAM role for Lambda</text:span></text:p>
      <text:p text:style-name="P1"><text:span text:style-name="Source_20_Text">resource "aws_iam_role" "lambda_role" {</text:span></text:p>
      <text:p text:style-name="P1"><text:span text:style-name="Source_20_Text"><text:s text:c="2"/>name <text:s text:c="14"/>= "lambda-s3-role"</text:span></text:p>
      <text:p text:style-name="P1"><text:span text:style-name="Source_20_Text"><text:s text:c="2"/>assume_role_policy = &lt;&lt;EOF</text:span></text:p>
      <text:p text:style-name="P1"><text:span text:style-name="Source_20_Text">{</text:span></text:p>
      <text:p text:style-name="P1"><text:span text:style-name="Source_20_Text"><text:s text:c="2"/>"Version": "2012-10-17",</text:span></text:p>
      <text:p text:style-name="P1"><text:span text:style-name="Source_20_Text"><text:s text:c="2"/>"Statement": [</text:span></text:p>
      <text:p text:style-name="P1"><text:span text:style-name="Source_20_Text"><text:s text:c="4"/>{</text:span></text:p>
      <text:p text:style-name="P1"><text:span text:style-name="Source_20_Text"><text:s text:c="6"/>"Action": "sts:AssumeRole",</text:span></text:p>
      <text:p text:style-name="P1"><text:span text:style-name="Source_20_Text"><text:s text:c="6"/>"Principal": {</text:span></text:p>
      <text:p text:style-name="P1"><text:span text:style-name="Source_20_Text"><text:s text:c="8"/>"Service": "lambda.amazonaws.com"</text:span></text:p>
      <text:p text:style-name="P1"><text:span text:style-name="Source_20_Text"><text:s text:c="6"/>},</text:span></text:p>
      <text:p text:style-name="P1"><text:span text:style-name="Source_20_Text"><text:s text:c="6"/>"Effect": "Allow",</text:span></text:p>
      <text:p text:style-name="P1"><text:span text:style-name="Source_20_Text"><text:s text:c="6"/>"Sid": ""</text:span></text:p>
      <text:p text:style-name="P1"><text:span text:style-name="Source_20_Text"><text:s text:c="4"/>}</text:span></text:p>
      <text:p text:style-name="P1"><text:span text:style-name="Source_20_Text"><text:s text:c="2"/>]</text:span></text:p>
      <text:p text:style-name="P1"><text:span text:style-name="Source_20_Text">}</text:span></text:p>
      <text:p text:style-name="P1"><text:span text:style-name="Source_20_Text">EOF</text:span></text:p>
      <text:p text:style-name="P1"><text:span text:style-name="Source_20_Text">}</text:span></text:p>
      <text:p text:style-name="P1"/>
      <text:p text:style-name="P1"><text:span text:style-name="Source_20_Text"># Attach policies to allow Lambda S3 access</text:span></text:p>
      <text:p text:style-name="P1"><text:span text:style-name="Source_20_Text">resource "aws_iam_policy_attachment" "lambda_s3_access" {</text:span></text:p>
      <text:p text:style-name="P1"><text:span text:style-name="Source_20_Text"><text:s text:c="2"/>name <text:s text:c="6"/>= "lambda-s3-access"</text:span></text:p>
      <text:p text:style-name="P1"><text:span text:style-name="Source_20_Text"><text:s text:c="2"/>roles <text:s text:c="5"/>= [aws_iam_role.lambda_role.name]</text:span></text:p>
      <text:p text:style-name="P1"><text:span text:style-name="Source_20_Text"><text:s text:c="2"/>policy_arn = "arn:aws:iam::aws:policy/AmazonS3FullAccess"</text:span></text:p>
      <text:p text:style-name="P1"><text:span text:style-name="Source_20_Text">}</text:span></text:p>
      <text:p text:style-name="P1"/>
      <text:p text:style-name="P1"><text:span text:style-name="Source_20_Text"># Create the Lambda function</text:span></text:p>
      <text:p text:style-name="P1"><text:span text:style-name="Source_20_Text">resource "aws_lambda_function" "s3_event_handler" {</text:span></text:p>
      <text:p text:style-name="P1"><text:span text:style-name="Source_20_Text"><text:s text:c="2"/>filename <text:s text:c="8"/>= "lambda_function.zip" # Path to your zipped Lambda function</text:span></text:p>
      <text:p text:style-name="P1"><text:span text:style-name="Source_20_Text"><text:s text:c="2"/>function_name <text:s text:c="3"/>= "s3-file-move-handler"</text:span></text:p>
      <text:p text:style-name="P1"><text:span text:style-name="Source_20_Text"><text:s text:c="2"/>role <text:s text:c="12"/>= aws_iam_role.lambda_role.arn</text:span></text:p>
      <text:p text:style-name="P1"><text:span text:style-name="Source_20_Text"><text:s text:c="2"/>handler <text:s text:c="9"/>= "lambda_function.lambda_handler"</text:span></text:p>
      <text:p text:style-name="P1"><text:span text:style-name="Source_20_Text"><text:s text:c="2"/>runtime <text:s text:c="9"/>= "python3.9"</text:span></text:p>
      <text:p text:style-name="P1"/>
      <text:p text:style-name="P1"><text:span text:style-name="Source_20_Text"><text:s text:c="2"/>environment {</text:span></text:p>
      <text:p text:style-name="P1"><text:span text:style-name="Source_20_Text"><text:s text:c="4"/>variables = {</text:span></text:p>
      <text:p text:style-name="P1"><text:span text:style-name="Source_20_Text"><text:s text:c="6"/>DEST_BUCKET = aws_s3_bucket.destination_bucket.bucket</text:span></text:p>
      <text:p text:style-name="P1"><text:span text:style-name="Source_20_Text"><text:s text:c="4"/>}</text:span></text:p>
      <text:p text:style-name="P1"><text:span text:style-name="Source_20_Text"><text:s text:c="2"/>}</text:span></text:p>
      <text:p text:style-name="P1"/>
      <text:p text:style-name="P1"><text:span text:style-name="Source_20_Text"><text:s text:c="2"/>source_code_hash = filebase64sha256("lambda_function.zip")</text:span></text:p>
      <text:p text:style-name="P1"><text:span text:style-name="Source_20_Text">}</text:span></text:p>
      <text:p text:style-name="P1"/>
      <text:p text:style-name="P1"><text:span text:style-name="Source_20_Text"># S3 Event Notification to trigger Lambda</text:span></text:p>
      <text:p text:style-name="P1"><text:span text:style-name="Source_20_Text">resource "aws_s3_bucket_notification" "s3_event_notification" {</text:span></text:p>
      <text:p text:style-name="P1"><text:span text:style-name="Source_20_Text"><text:s text:c="2"/>bucket = aws_s3_bucket.source_bucket.id</text:span></text:p>
      <text:p text:style-name="P1"/>
      <text:p text:style-name="P1"><text:span text:style-name="Source_20_Text"><text:s text:c="2"/>lambda_function {</text:span></text:p>
      <text:p text:style-name="P1"><text:span text:style-name="Source_20_Text"><text:s text:c="4"/>lambda_function_arn = aws_lambda_function.s3_event_handler.arn</text:span></text:p>
      <text:p text:style-name="P1"><text:span text:style-name="Source_20_Text"><text:s text:c="4"/>events <text:s text:c="13"/>= ["s3:ObjectCreated:*"]</text:span></text:p>
      <text:p text:style-name="P1"><text:soft-page-break/><text:span text:style-name="Source_20_Text"><text:s text:c="2"/>}</text:span></text:p>
      <text:p text:style-name="P1"><text:span text:style-name="Source_20_Text">}</text:span></text:p>
      <text:p text:style-name="P1"/>
      <text:p text:style-name="P1"><text:span text:style-name="Source_20_Text"># Grant permission for S3 to invoke the Lambda function</text:span></text:p>
      <text:p text:style-name="P1"><text:span text:style-name="Source_20_Text">resource "aws_lambda_permission" "allow_s3" {</text:span></text:p>
      <text:p text:style-name="P1"><text:span text:style-name="Source_20_Text"><text:s text:c="2"/>statement_id <text:s/>= "AllowS3Invoke"</text:span></text:p>
      <text:p text:style-name="P1"><text:span text:style-name="Source_20_Text"><text:s text:c="2"/>action <text:s text:c="7"/>= "lambda:InvokeFunction"</text:span></text:p>
      <text:p text:style-name="P1"><text:span text:style-name="Source_20_Text"><text:s text:c="2"/>function_name = aws_lambda_function.s3_event_handler.function_name</text:span></text:p>
      <text:p text:style-name="P1"><text:span text:style-name="Source_20_Text"><text:s text:c="2"/>principal <text:s text:c="4"/>= "s3.amazonaws.com"</text:span></text:p>
      <text:p text:style-name="P1"><text:span text:style-name="Source_20_Text"><text:s text:c="2"/>source_arn <text:s text:c="3"/>= aws_s3_bucket.source_bucket.arn</text:span></text:p>
      <text:p text:style-name="P2"><text:span text:style-name="Source_20_Text">}</text:span></text:p>
      <text:h text:style-name="Heading_20_3" text:outline-level="3"><text:span text:style-name="Strong_20_Emphasis">Steps to Use the Code</text:span></text:h>
      <text:list xml:id="list403445932" text:style-name="L2">
        <text:list-item>
          <text:p text:style-name="P10">Replace bucket names (<text:span text:style-name="Source_20_Text">source-bucket-unique-name</text:span> and <text:span text:style-name="Source_20_Text">destination-bucket-unique-name</text:span>) with unique names.</text:p>
        </text:list-item>
        <text:list-item>
          <text:p text:style-name="P10">Upload your Glue script to an S3 bucket and update the <text:span text:style-name="Source_20_Text">script_location</text:span> in the <text:span text:style-name="Source_20_Text">aws_glue_job</text:span> resource.</text:p>
        </text:list-item>
        <text:list-item>
          <text:p text:style-name="P10">Package your Lambda function as a ZIP file (<text:span text:style-name="Source_20_Text">lambda_function.zip</text:span>) and place it in the same directory as your Terraform configuration.</text:p>
        </text:list-item>
        <text:list-item>
          <text:p text:style-name="P9">Initialize Terraform:</text:p>
          <text:p text:style-name="P3">bash</text:p>
          <text:p text:style-name="P3">CopyEdit</text:p>
          <text:p text:style-name="P4"><text:span text:style-name="Source_20_Text">terraform init</text:span></text:p>
        </text:list-item>
        <text:list-item>
          <text:p text:style-name="P9">Review the execution plan:</text:p>
          <text:p text:style-name="P3">bash</text:p>
          <text:p text:style-name="P3">CopyEdit</text:p>
          <text:p text:style-name="P4"><text:span text:style-name="Source_20_Text">terraform plan</text:span></text:p>
        </text:list-item>
        <text:list-item>
          <text:p text:style-name="P9">Apply the configuration:</text:p>
          <text:p text:style-name="P3">bash</text:p>
          <text:p text:style-name="P3">CopyEdit</text:p>
          <text:p text:style-name="P4"><text:span text:style-name="Source_20_Text">terraform apply</text:span></text:p>
        </text:list-item>
      </text:list>
      <text:p text:style-name="Text_20_body">This code sets up the architecture described earlier. Let me know if you need help with the Glue script or Lambda function!</text:p>
      <text:p text:style-name="P8">4o</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22:32:58.893164961</meta:creation-date>
    <dc:date>2025-01-20T22:34:14.307552231</dc:date>
    <meta:editing-duration>PT1M17S</meta:editing-duration>
    <meta:editing-cycles>1</meta:editing-cycles>
    <meta:document-statistic meta:table-count="0" meta:image-count="1" meta:object-count="0" meta:page-count="5" meta:paragraph-count="150" meta:word-count="707" meta:character-count="5465" meta:non-whitespace-character-count="4569"/>
    <meta:generator>LibreOffice/7.3.7.2$Linux_X86_64 LibreOffice_project/30$Build-2</meta:generator>
  </office:meta>
</office:document-meta>
</file>